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style:font-name="Ubuntu" officeooo:rsid="000cc47b" officeooo:paragraph-rsid="000cc47b"/>
    </style:style>
    <style:style style:name="P2" style:family="paragraph" style:parent-style-name="Standard">
      <style:paragraph-properties fo:text-align="center" style:justify-single-word="false"/>
      <style:text-properties style:font-name="Ubuntu" fo:font-size="22pt" officeooo:rsid="000a425a" officeooo:paragraph-rsid="000a425a" style:font-size-asian="19.25pt" style:font-size-complex="22pt"/>
    </style:style>
    <style:style style:name="P3"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0a425a" officeooo:paragraph-rsid="000a425a" style:font-size-asian="12.25pt" style:font-size-complex="14pt"/>
    </style:style>
    <style:style style:name="P4"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0b77bf" officeooo:paragraph-rsid="000b77bf" style:font-size-asian="12.25pt" style:font-size-complex="14pt"/>
    </style:style>
    <style:style style:name="P5" style:family="paragraph" style:parent-style-name="Standard">
      <style:paragraph-properties fo:text-align="start" style:justify-single-word="false"/>
      <style:text-properties style:font-name="Ubuntu" fo:font-size="14pt" style:text-underline-style="none" officeooo:rsid="000a425a" officeooo:paragraph-rsid="000a425a" style:font-size-asian="12.25pt" style:font-size-complex="14pt"/>
    </style:style>
    <style:style style:name="P6" style:family="paragraph" style:parent-style-name="Standard">
      <style:paragraph-properties fo:text-align="start" style:justify-single-word="false"/>
      <style:text-properties style:font-name="Ubuntu" fo:font-size="14pt" style:text-underline-style="none" officeooo:rsid="000b77bf" officeooo:paragraph-rsid="000b77bf" style:font-size-asian="12.25pt" style:font-size-complex="14pt"/>
    </style:style>
    <style:style style:name="P7" style:family="paragraph" style:parent-style-name="Standard">
      <style:paragraph-properties fo:text-align="start" style:justify-single-word="false"/>
      <style:text-properties style:font-name="Ubuntu" fo:font-size="14pt" style:text-underline-style="none" officeooo:rsid="000b77bf" officeooo:paragraph-rsid="000babf5" style:font-size-asian="12.25pt" style:font-size-complex="14pt"/>
    </style:style>
    <style:style style:name="P8" style:family="paragraph" style:parent-style-name="Standard">
      <style:paragraph-properties fo:text-align="start" style:justify-single-word="false"/>
      <style:text-properties style:font-name="Ubuntu" fo:font-size="14pt" style:text-underline-style="none" officeooo:rsid="000b77bf" officeooo:paragraph-rsid="000e7f7a" style:font-size-asian="12.25pt" style:font-size-complex="14pt"/>
    </style:style>
    <style:style style:name="P9" style:family="paragraph" style:parent-style-name="Standard">
      <style:paragraph-properties fo:text-align="start" style:justify-single-word="false"/>
      <style:text-properties style:font-name="Ubuntu" fo:font-size="14pt" style:text-underline-style="none" officeooo:rsid="000babf5" officeooo:paragraph-rsid="000babf5" style:font-size-asian="12.25pt" style:font-size-complex="14pt"/>
    </style:style>
    <style:style style:name="T1" style:family="text">
      <style:text-properties officeooo:rsid="000babf5"/>
    </style:style>
    <style:style style:name="T2" style:family="text">
      <style:text-properties officeooo:rsid="000e7f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 programa </text:p>
      <text:p text:style-name="P2">Adivina la palabra</text:p>
      <text:p text:style-name="P2"><text:s/>ver3</text:p>
      <text:p text:style-name="P2"/>
      <text:p text:style-name="P3">Mejoras implementadas</text:p>
      <text:p text:style-name="P5"/>
      <text:p text:style-name="P5">En esta tercera versión, he aumentado la cantidad de palabras posibles para adivinar. Estas palabras se seleccionan aleatoriamente de una lista.</text:p>
      <text:p text:style-name="P5"/>
      <text:p text:style-name="P5">Se ha mejorado el sistema de pistas, personalizando cada una de estas a la palabra seleccionada. Al pedir la palabra secreta se incluyen una cantidad de guiones igual al numero de letras de esa palabra. Las letras acertadas aparecen en su orden substituyendo los guiones que ocupa<text:span text:style-name="T2">n</text:span> en la palabra.</text:p>
      <text:p text:style-name="P5"/>
      <text:p text:style-name="P6">Dependiendo de la longitud de palabra que se ha obtenido se aplica un multiplicador en la puntuación para obtener más puntos con las palabras más largas y por lo tanto más difíciles de adivinar.</text:p>
      <text:p text:style-name="P6"/>
      <text:p text:style-name="P6">El juego es capaz de almacenar hasta 10 resultados que corresponde con la cantidad de partidas seguidas que se pueden jugar.</text:p>
      <text:p text:style-name="P6"/>
      <text:p text:style-name="P4">Decisiones de diseño</text:p>
      <text:p text:style-name="P6"/>
      <text:p text:style-name="P8">Para seguir con la idea inicial planteada en el programa, he decidido seguir con el mismo estilo del juego (una pregunta y varias pistas), pero he implementado <text:span text:style-name="T1">u</text:span><text:span text:style-name="T2">na</text:span><text:span text:style-name="T1"> serie de </text:span>arrays para hacer que hubieran diferentes palabras para adivinar <text:span text:style-name="T2">con sus correspondientes pistas</text:span>.</text:p>
      <text:p text:style-name="P6"/>
      <text:p text:style-name="P7">Dando un número <text:span text:style-name="T1">determinado de intentos y mostrando las letras acertadas el juego se asemeja un poco al juego del “ahorcado”.</text:span></text:p>
      <text:p text:style-name="P9">Podríamos decir que el juego es una variante del ahorcado con pistas.</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officeooo:rsid="000cc47b" officeooo:paragraph-rsid="000cc47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Por: Antonio Gómez Pérez<text:tab/><text:tab/>1º DAW</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17:58:04.818214737</meta:creation-date>
    <dc:date>2024-11-22T18:31:24.105426909</dc:date>
    <meta:editing-duration>PT8M26S</meta:editing-duration>
    <meta:editing-cycles>3</meta:editing-cycles>
    <meta:generator>LibreOffice/7.3.7.2$Linux_X86_64 LibreOffice_project/30$Build-2</meta:generator>
    <meta:document-statistic meta:table-count="0" meta:image-count="0" meta:object-count="0" meta:page-count="1" meta:paragraph-count="13" meta:word-count="219" meta:character-count="1335" meta:non-whitespace-character-count="1126"/>
  </office:meta>
</office:document-meta>
</file>